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36301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301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0168" calcext:value-type="float">
            <text:p>37.9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301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9584" calcext:value-type="float">
            <text:p>37.8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301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301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7056" calcext:value-type="float">
            <text:p>38.1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301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5592" calcext:value-type="float">
            <text:p>38.6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301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0936" calcext:value-type="float">
            <text:p>38.7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301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301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201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9472" calcext:value-type="float">
            <text:p>39.2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301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201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0824" calcext:value-type="float">
            <text:p>40.1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301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301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201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1304" calcext:value-type="float">
            <text:p>40.1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301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201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4832" calcext:value-type="float">
            <text:p>40.1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301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201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301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201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7752" calcext:value-type="float">
            <text:p>40.6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301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9528" calcext:value-type="float">
            <text:p>40.4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301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200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9592" calcext:value-type="float">
            <text:p>40.1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301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200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2824" calcext:value-type="float">
            <text:p>40.8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301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200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301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200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301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200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5392" calcext:value-type="float">
            <text:p>40.8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301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200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301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200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301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9968" calcext:value-type="float">
            <text:p>40.1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301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200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3936" calcext:value-type="float">
            <text:p>39.8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301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199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301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1998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2192" calcext:value-type="float">
            <text:p>38.1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301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199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301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199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5768" calcext:value-type="float">
            <text:p>40.8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301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199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6432" calcext:value-type="float">
            <text:p>41.5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301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199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6216" calcext:value-type="float">
            <text:p>42.8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301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199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6504" calcext:value-type="float">
            <text:p>43.6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301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199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748" calcext:value-type="float">
            <text:p>44.6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301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199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228" calcext:value-type="float">
            <text:p>44.9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301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199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2112" calcext:value-type="float">
            <text:p>45.0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301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198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2696" calcext:value-type="float">
            <text:p>45.1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301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198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9584" calcext:value-type="float">
            <text:p>45.4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301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198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301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198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9768" calcext:value-type="float">
            <text:p>46.1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301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772" calcext:value-type="float">
            <text:p>46.5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301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198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301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198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9912" calcext:value-type="float">
            <text:p>46.5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301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198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5632" calcext:value-type="float">
            <text:p>46.5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301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197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